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Generator</text:p>
          </table:table-cell>
          <table:table-cell office:value-type="string">
            <text:p>Algorithm</text:p>
          </table:table-cell>
          <table:table-cell office:value-type="string">
            <text:p>Wait Time</text:p>
          </table:table-cell>
          <table:table-cell office:value-type="string">
            <text:p>Serve Time</text:p>
          </table:table-cell>
          <table:table-cell office:value-type="string">
            <text:p>Average Load</text:p>
          </table:table-cell>
          <table:table-cell table:number-columns-repeated="11"/>
        </table:table-row>
        <table:table-row table:style-name="ro1">
          <table:table-cell office:value-type="string">
            <text:p>Random</text:p>
          </table:table-cell>
          <table:table-cell office:value-type="string">
            <text:p>FCFS</text:p>
          </table:table-cell>
          <table:table-cell office:value-type="float" office:value="23.89">
            <text:p>23,89</text:p>
          </table:table-cell>
          <table:table-cell office:value-type="float" office:value="39.43">
            <text:p>39,43</text:p>
          </table:table-cell>
          <table:table-cell table:style-name="ce1" office:value-type="percentage" office:value="0.2311">
            <text:p>23,11%</text:p>
          </table:table-cell>
          <table:table-cell table:number-columns-repeated="2"/>
          <table:table-cell>
            <draw:frame table:end-cell-address="Sheet1.O22" table:end-x="2.232cm" table:end-y="0.061cm" draw:z-index="0" draw:style-name="gr1" draw:text-style-name="P1" svg:width="15.974cm" svg:height="8.979cm" svg:x="2.065cm" svg:y="0.115cm">
              <draw:object draw:notify-on-update-of-ranges="Sheet1.C1:Sheet1.D1 Sheet1.B2:Sheet1.B2 Sheet1.C2:Sheet1.D2 Sheet1.B3:Sheet1.B3 Sheet1.C3:Sheet1.D3 Sheet1.B4:Sheet1.B4 Sheet1.C4:Sheet1.D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W22" table:end-x="0.201cm" table:end-y="0.241cm" draw:z-index="3" draw:style-name="gr1" draw:text-style-name="P1" svg:width="15.974cm" svg:height="9.249cm" svg:x="0.034cm" svg:y="0.025cm">
              <draw:object draw:notify-on-update-of-ranges="Sheet1.B2:Sheet1.B4 Sheet1.E1:Sheet1.E1 Sheet1.E2:Sheet1.E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Momentum</text:p>
          </table:table-cell>
          <table:table-cell office:value-type="float" office:value="28.01">
            <text:p>28,01</text:p>
          </table:table-cell>
          <table:table-cell office:value-type="float" office:value="41.78">
            <text:p>41,78</text:p>
          </table:table-cell>
          <table:table-cell table:style-name="ce1" office:value-type="percentage" office:value="0.2024">
            <text:p>20,24%</text:p>
          </table:table-cell>
          <table:table-cell table:number-columns-repeated="11"/>
        </table:table-row>
        <table:table-row table:style-name="ro1">
          <table:table-cell office:value-type="string">
            <text:p>Random</text:p>
          </table:table-cell>
          <table:table-cell office:value-type="string">
            <text:p>Morning</text:p>
          </table:table-cell>
          <table:table-cell office:value-type="float" office:value="25.11">
            <text:p>25,11</text:p>
          </table:table-cell>
          <table:table-cell office:value-type="float" office:value="38.91">
            <text:p>38,91</text:p>
          </table:table-cell>
          <table:table-cell table:style-name="ce1" office:value-type="percentage" office:value="0.2019">
            <text:p>20,19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Generator</text:p>
          </table:table-cell>
          <table:table-cell office:value-type="string">
            <text:p>Algorithm</text:p>
          </table:table-cell>
          <table:table-cell office:value-type="string">
            <text:p>Wait Time</text:p>
          </table:table-cell>
          <table:table-cell office:value-type="string">
            <text:p>Serve Time</text:p>
          </table:table-cell>
          <table:table-cell office:value-type="string">
            <text:p>Average Load</text:p>
          </table:table-cell>
          <table:table-cell table:number-columns-repeated="11"/>
        </table:table-row>
        <table:table-row table:style-name="ro1">
          <table:table-cell office:value-type="string">
            <text:p>Office Evening</text:p>
          </table:table-cell>
          <table:table-cell office:value-type="string">
            <text:p>FCFS</text:p>
          </table:table-cell>
          <table:table-cell office:value-type="float" office:value="32.28">
            <text:p>32,28</text:p>
          </table:table-cell>
          <table:table-cell office:value-type="float" office:value="50.46">
            <text:p>50,46</text:p>
          </table:table-cell>
          <table:table-cell table:style-name="ce1" office:value-type="percentage" office:value="0.3235">
            <text:p>32,35%</text:p>
          </table:table-cell>
          <table:table-cell table:number-columns-repeated="11"/>
        </table:table-row>
        <table:table-row table:style-name="ro1">
          <table:table-cell office:value-type="string">
            <text:p>Office Evening</text:p>
          </table:table-cell>
          <table:table-cell office:value-type="string">
            <text:p>Momentum</text:p>
          </table:table-cell>
          <table:table-cell office:value-type="float" office:value="30.79">
            <text:p>30,79</text:p>
          </table:table-cell>
          <table:table-cell office:value-type="float" office:value="49.23">
            <text:p>49,23</text:p>
          </table:table-cell>
          <table:table-cell table:style-name="ce1" office:value-type="percentage" office:value="0.3269">
            <text:p>32,69%</text:p>
          </table:table-cell>
          <table:table-cell table:number-columns-repeated="11"/>
        </table:table-row>
        <table:table-row table:style-name="ro1">
          <table:table-cell office:value-type="string">
            <text:p>Office Evening</text:p>
          </table:table-cell>
          <table:table-cell office:value-type="string">
            <text:p>Morning</text:p>
          </table:table-cell>
          <table:table-cell office:value-type="float" office:value="32.85">
            <text:p>32,85</text:p>
          </table:table-cell>
          <table:table-cell office:value-type="float" office:value="51.55">
            <text:p>51,55</text:p>
          </table:table-cell>
          <table:table-cell table:style-name="ce1" office:value-type="percentage" office:value="0.3301">
            <text:p>33,01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Generator</text:p>
          </table:table-cell>
          <table:table-cell office:value-type="string">
            <text:p>Algorithm</text:p>
          </table:table-cell>
          <table:table-cell office:value-type="string">
            <text:p>Wait Time</text:p>
          </table:table-cell>
          <table:table-cell office:value-type="string">
            <text:p>Serve Time</text:p>
          </table:table-cell>
          <table:table-cell office:value-type="string">
            <text:p>Average Load</text:p>
          </table:table-cell>
          <table:table-cell table:number-columns-repeated="11"/>
        </table:table-row>
        <table:table-row table:style-name="ro1">
          <table:table-cell office:value-type="string">
            <text:p>Office Morning</text:p>
          </table:table-cell>
          <table:table-cell office:value-type="string">
            <text:p>FCFS</text:p>
          </table:table-cell>
          <table:table-cell office:value-type="float" office:value="24.56">
            <text:p>24,56</text:p>
          </table:table-cell>
          <table:table-cell office:value-type="float" office:value="39.53">
            <text:p>39,53</text:p>
          </table:table-cell>
          <table:table-cell table:style-name="ce1" office:value-type="percentage" office:value="0.2191">
            <text:p>21,91%</text:p>
          </table:table-cell>
          <table:table-cell table:number-columns-repeated="11"/>
        </table:table-row>
        <table:table-row table:style-name="ro1">
          <table:table-cell office:value-type="string">
            <text:p>Office Morning</text:p>
          </table:table-cell>
          <table:table-cell office:value-type="string">
            <text:p>Momentum</text:p>
          </table:table-cell>
          <table:table-cell office:value-type="float" office:value="21.76">
            <text:p>21,76</text:p>
          </table:table-cell>
          <table:table-cell office:value-type="float" office:value="36.85">
            <text:p>36,85</text:p>
          </table:table-cell>
          <table:table-cell table:style-name="ce1" office:value-type="percentage" office:value="0.2248">
            <text:p>22,48%</text:p>
          </table:table-cell>
          <table:table-cell table:number-columns-repeated="11"/>
        </table:table-row>
        <table:table-row table:style-name="ro1">
          <table:table-cell office:value-type="string">
            <text:p>Office Morning</text:p>
          </table:table-cell>
          <table:table-cell office:value-type="string">
            <text:p>Morning</text:p>
          </table:table-cell>
          <table:table-cell office:value-type="float" office:value="23.5">
            <text:p>23,5</text:p>
          </table:table-cell>
          <table:table-cell office:value-type="float" office:value="39.04">
            <text:p>39,04</text:p>
          </table:table-cell>
          <table:table-cell table:style-name="ce1" office:value-type="percentage" office:value="0.237">
            <text:p>23,70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Generator</text:p>
          </table:table-cell>
          <table:table-cell office:value-type="string">
            <text:p>Algorithm</text:p>
          </table:table-cell>
          <table:table-cell office:value-type="string">
            <text:p>Wait Time</text:p>
          </table:table-cell>
          <table:table-cell office:value-type="string">
            <text:p>Serve Time</text:p>
          </table:table-cell>
          <table:table-cell office:value-type="string">
            <text:p>Average Load</text:p>
          </table:table-cell>
          <table:table-cell office:value-type="string">
            <text:p>Time Elapsed</text:p>
          </table:table-cell>
          <table:table-cell table:number-columns-repeated="10"/>
        </table:table-row>
        <table:table-row table:style-name="ro1">
          <table:table-cell office:value-type="string">
            <text:p>Static</text:p>
          </table:table-cell>
          <table:table-cell office:value-type="string">
            <text:p>FCFS</text:p>
          </table:table-cell>
          <table:table-cell office:value-type="float" office:value="32.67">
            <text:p>32,67</text:p>
          </table:table-cell>
          <table:table-cell office:value-type="float" office:value="43.22">
            <text:p>43,22</text:p>
          </table:table-cell>
          <table:table-cell table:style-name="ce1" office:value-type="percentage" office:value="0.3481">
            <text:p>34,81%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string">
            <text:p>Static</text:p>
          </table:table-cell>
          <table:table-cell office:value-type="string">
            <text:p>Momentum</text:p>
          </table:table-cell>
          <table:table-cell office:value-type="float" office:value="32.67">
            <text:p>32,67</text:p>
          </table:table-cell>
          <table:table-cell office:value-type="float" office:value="43.22">
            <text:p>43,22</text:p>
          </table:table-cell>
          <table:table-cell table:style-name="ce1" office:value-type="percentage" office:value="0.3481">
            <text:p>34,81%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string">
            <text:p>Static</text:p>
          </table:table-cell>
          <table:table-cell office:value-type="string">
            <text:p>Morning</text:p>
          </table:table-cell>
          <table:table-cell office:value-type="float" office:value="32.67">
            <text:p>32,67</text:p>
          </table:table-cell>
          <table:table-cell office:value-type="float" office:value="43.22">
            <text:p>43,22</text:p>
          </table:table-cell>
          <table:table-cell table:style-name="ce1" office:value-type="percentage" office:value="0.3481">
            <text:p>34,81%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Sheet1.O43" table:end-x="2.201cm" table:end-y="0.039cm" draw:z-index="1" draw:style-name="gr1" draw:text-style-name="P1" svg:width="15.974cm" svg:height="8.98cm" svg:x="2.034cm" svg:y="0.09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Sheet1.W43" table:end-x="0.275cm" table:end-y="0.301cm" draw:z-index="5" draw:style-name="gr1" draw:text-style-name="P1" svg:width="15.974cm" svg:height="9.31cm" svg:x="0.108cm" svg:y="0.024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>
            <draw:frame table:end-cell-address="Sheet1.H43" table:end-x="1.182cm" table:end-y="0.452cm" draw:z-index="6" draw:style-name="gr1" draw:text-style-name="P1" svg:width="15.98cm" svg:height="8.998cm" svg:x="1.008cm" svg:y="0.035cm">
              <draw:object draw:notify-on-update-of-ranges="Sheet1.C16:Sheet1.D16 Sheet1.B17:Sheet1.B17 Sheet1.C17:Sheet1.D17 Sheet1.B18:Sheet1.B18 Sheet1.C18:Sheet1.D18 Sheet1.B19:Sheet1.B19 Sheet1.C19:Sheet1.D1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>
            <draw:frame table:end-cell-address="Sheet1.H64" table:end-x="1.182cm" table:end-y="0.208cm" draw:z-index="7" draw:style-name="gr1" draw:text-style-name="P1" svg:width="15.981cm" svg:height="8.998cm" svg:x="1.007cm" svg:y="0.243cm">
              <draw:object draw:notify-on-update-of-ranges="Sheet1.B17:Sheet1.B19 Sheet1.E16:Sheet1.E16 Sheet1.E17:Sheet1.E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table:end-cell-address="Sheet1.O63" table:end-x="2.123cm" table:end-y="0.427cm" draw:z-index="2" draw:style-name="gr1" draw:text-style-name="P1" svg:width="15.974cm" svg:height="8.979cm" svg:x="1.956cm" svg:y="0.029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W64" table:end-x="0.316cm" table:end-y="0.121cm" draw:z-index="4" draw:style-name="gr1" draw:text-style-name="P1" svg:width="15.974cm" svg:height="9.041cm" svg:x="0.149cm" svg:y="0.113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>
            <draw:frame table:end-cell-address="Sheet1.H85" table:end-x="1.112cm" table:end-y="0.175cm" draw:z-index="8" draw:style-name="gr1" draw:text-style-name="P1" svg:width="15.98cm" svg:height="8.998cm" svg:x="0.938cm" svg:y="0.209cm">
              <draw:object draw:notify-on-update-of-ranges="Sheet1.B17:Sheet1.B19 Sheet1.F16:Sheet1.F16 Sheet1.F17:Sheet1.F1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13.06.2018</text:date>, <text:time>21:2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49S</meta:editing-duration>
    <meta:editing-cycles>7</meta:editing-cycles>
    <meta:generator>OpenOffice/4.1.1$Win32 OpenOffice.org_project/411m6$Build-9775</meta:generator>
    <dc:date>2018-06-13T21:24:46.37</dc:date>
    <dc:creator>Karol Mąkosa</dc:creator>
    <meta:document-statistic meta:table-count="3" meta:cell-count="84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bar" chart:style-name="ch1">
        <chart:title svg:x="7.11cm" svg:y="0.315cm" chart:style-name="ch2">
          <text:p>Random</text:p>
        </chart:title>
        <chart:legend chart:legend-position="end" svg:x="13.5cm" svg:y="3.654cm" style:legend-expansion="high" chart:style-name="ch3"/>
        <chart:plot-area chart:style-name="ch4" table:cell-range-address="Sheet1.B1:Sheet1.D4" chart:data-source-has-labels="both" svg:x="0.769cm" svg:y="1.631cm" svg:width="12.093cm" svg:height="6.75cm">
          <chartooo:coordinate-region svg:x="1.39cm" svg:y="1.844cm" svg:width="11.472cm" svg:height="5.864cm"/>
          <chart:axis chart:dimension="x" chart:name="primary-x" chart:style-name="ch5" chartooo:axis-type="auto">
            <chartooo:date-scale/>
            <chart:categories table:cell-range-address="Sheet1.C1:Sheet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D2" chart:label-cell-address="Sheet1.B2:Sheet1.B2" chart:class="chart:bar">
            <chart:data-point chart:repeated="2"/>
          </chart:series>
          <chart:series chart:style-name="ch9" chart:values-cell-range-address="Sheet1.C3:Sheet1.D3" chart:label-cell-address="Sheet1.B3:Sheet1.B3" chart:class="chart:bar">
            <chart:data-point chart:repeated="2"/>
          </chart:series>
          <chart:series chart:style-name="ch10" chart:values-cell-range-address="Sheet1.C4:Sheet1.D4" chart:label-cell-address="Sheet1.B4:Sheet1.B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  <draw:g>
                  <svg:desc>Sheet1.C1:Sheet1.D1</svg:desc>
                </draw:g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B2:Sheet1.B2</svg:desc>
                </draw:g>
              </table:table-cell>
              <table:table-cell office:value-type="float" office:value="23.89">
                <text:p>23.89</text:p>
                <draw:g>
                  <svg:desc>Sheet1.C2:Sheet1.D2</svg:desc>
                </draw:g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Momentum</text:p>
                <draw:g>
                  <svg:desc>Sheet1.B3:Sheet1.B3</svg:desc>
                </draw:g>
              </table:table-cell>
              <table:table-cell office:value-type="float" office:value="28.01">
                <text:p>28.01</text:p>
                <draw:g>
                  <svg:desc>Sheet1.C3:Sheet1.D3</svg:desc>
                </draw:g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Morning</text:p>
                <draw:g>
                  <svg:desc>Sheet1.B4:Sheet1.B4</svg:desc>
                </draw:g>
              </table:table-cell>
              <table:table-cell office:value-type="float" office:value="25.11">
                <text:p>25.11</text:p>
                <draw:g>
                  <svg:desc>Sheet1.C4:Sheet1.D4</svg:desc>
                </draw:g>
              </table:table-cell>
              <table:table-cell office:value-type="float" office:value="38.91">
                <text:p>38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1cm" xlink:href="." xlink:type="simple" chart:class="chart:bar" chart:style-name="ch1">
        <chart:title svg:x="6.488cm" svg:y="0.315cm" chart:style-name="ch2">
          <text:p>Office Evening</text:p>
        </chart:title>
        <chart:legend chart:legend-position="end" svg:x="13.5cm" svg:y="3.654cm" style:legend-expansion="high" chart:style-name="ch3"/>
        <chart:plot-area chart:style-name="ch4" chart:data-source-has-labels="both" svg:x="0.769cm" svg:y="1.631cm" svg:width="12.093cm" svg:height="6.751cm">
          <chartooo:coordinate-region svg:x="1.39cm" svg:y="1.843cm" svg:width="11.472cm" svg:height="5.866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32.28">
                <text:p>32.28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30.79">
                <text:p>30.79</text:p>
              </table:table-cell>
              <table:table-cell office:value-type="float" office:value="49.23">
                <text:p>49.23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32.85">
                <text:p>32.85</text:p>
              </table:table-cell>
              <table:table-cell office:value-type="float" office:value="51.55">
                <text:p>51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cm" xlink:href="." xlink:type="simple" chart:class="chart:bar" chart:style-name="ch1">
        <chart:title svg:x="6.475cm" svg:y="0.315cm" chart:style-name="ch2">
          <text:p>Office Morning</text:p>
        </chart:title>
        <chart:legend chart:legend-position="end" svg:x="13.5cm" svg:y="3.654cm" style:legend-expansion="high" chart:style-name="ch3"/>
        <chart:plot-area chart:style-name="ch4" chart:data-source-has-labels="both" svg:x="0.769cm" svg:y="1.631cm" svg:width="12.093cm" svg:height="6.75cm">
          <chartooo:coordinate-region svg:x="1.39cm" svg:y="1.844cm" svg:width="11.472cm" svg:height="5.864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24.56">
                <text:p>24.56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21.76">
                <text:p>21.76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23.5">
                <text:p>23.5</text:p>
              </table:table-cell>
              <table:table-cell office:value-type="float" office:value="39.04">
                <text:p>39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25cm" xlink:href=".." xlink:type="simple" chart:class="chart:bar" chart:style-name="ch1">
        <chart:title svg:x="7.11cm" svg:y="0.321cm" chart:style-name="ch2">
          <text:p>Random</text:p>
        </chart:title>
        <chart:legend chart:legend-position="end" svg:x="13.156cm" svg:y="4.313cm" style:legend-expansion="high" chart:style-name="ch3"/>
        <chart:plot-area chart:style-name="ch4" table:cell-range-address="Sheet1.B2:Sheet1.B4 Sheet1.E1:Sheet1.E4" chart:data-source-has-labels="both" svg:x="0.769cm" svg:y="1.655cm" svg:width="11.749cm" svg:height="6.99cm">
          <chartooo:coordinate-region svg:x="2.184cm" svg:y="1.867cm" svg:width="10.334cm" svg:height="6.105cm"/>
          <chart:axis chart:dimension="x" chart:name="primary-x" chart:style-name="ch5" chartooo:axis-type="auto">
            <chartooo:date-scale/>
            <chart:categories table:cell-range-address="Sheet1.B2:Sheet1.B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4" chart:label-cell-address="Sheet1.E1:Sheet1.E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a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B2:Sheet1.B4</svg:desc>
                </draw:g>
              </table:table-cell>
              <table:table-cell office:value-type="float" office:value="0.2311">
                <text:p>0.2311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2024">
                <text:p>0.2024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2019">
                <text:p>0.20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311cm" xlink:href="." xlink:type="simple" chart:class="chart:bar" chart:style-name="ch1">
        <chart:title svg:x="6.488cm" svg:y="0.322cm" chart:style-name="ch2">
          <text:p>Office Evening</text:p>
        </chart:title>
        <chart:legend chart:legend-position="end" svg:x="13.156cm" svg:y="4.343cm" style:legend-expansion="high" chart:style-name="ch3"/>
        <chart:plot-area chart:style-name="ch4" chart:data-source-has-labels="both" svg:x="0.769cm" svg:y="1.659cm" svg:width="11.749cm" svg:height="7.046cm">
          <chartooo:coordinate-region svg:x="2.184cm" svg:y="1.872cm" svg:width="10.334cm" svg:height="6.161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ad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3235">
                <text:p>0.3235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3269">
                <text:p>0.3269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3301">
                <text:p>0.33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42cm" xlink:href="." xlink:type="simple" chart:class="chart:bar" chart:style-name="ch1">
        <chart:title svg:x="6.475cm" svg:y="0.316cm" chart:style-name="ch2">
          <text:p>Office Morning</text:p>
        </chart:title>
        <chart:legend chart:legend-position="end" svg:x="13.156cm" svg:y="4.209cm" style:legend-expansion="high" chart:style-name="ch3"/>
        <chart:plot-area chart:style-name="ch4" chart:data-source-has-labels="both" svg:x="0.769cm" svg:y="1.635cm" svg:width="11.749cm" svg:height="6.807cm">
          <chartooo:coordinate-region svg:x="2.184cm" svg:y="1.847cm" svg:width="10.334cm" svg:height="5.92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ad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2191">
                <text:p>0.2191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237">
                <text:p>0.2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8.999cm" xlink:href=".." xlink:type="simple" chart:class="chart:bar" chart:style-name="ch1">
        <chart:title svg:x="7.364cm" svg:y="0.315cm" chart:style-name="ch2">
          <text:p>Static</text:p>
        </chart:title>
        <chart:legend chart:legend-position="end" svg:x="13.506cm" svg:y="3.663cm" style:legend-expansion="high" chart:style-name="ch3"/>
        <chart:plot-area chart:style-name="ch4" table:cell-range-address="Sheet1.B16:Sheet1.D19" chart:data-source-has-labels="both" svg:x="0.769cm" svg:y="1.631cm" svg:width="12.099cm" svg:height="6.769cm">
          <chartooo:coordinate-region svg:x="1.39cm" svg:y="1.843cm" svg:width="11.478cm" svg:height="5.884cm"/>
          <chart:axis chart:dimension="x" chart:name="primary-x" chart:style-name="ch5" chartooo:axis-type="auto">
            <chartooo:date-scale/>
            <chart:categories table:cell-range-address="Sheet1.C16:Sheet1.D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7:Sheet1.D17" chart:label-cell-address="Sheet1.B17:Sheet1.B17" chart:class="chart:bar">
            <chart:data-point chart:repeated="2"/>
          </chart:series>
          <chart:series chart:style-name="ch9" chart:values-cell-range-address="Sheet1.C18:Sheet1.D18" chart:label-cell-address="Sheet1.B18:Sheet1.B18" chart:class="chart:bar">
            <chart:data-point chart:repeated="2"/>
          </chart:series>
          <chart:series chart:style-name="ch10" chart:values-cell-range-address="Sheet1.C19:Sheet1.D19" chart:label-cell-address="Sheet1.B19:Sheet1.B19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  <draw:g>
                  <svg:desc>Sheet1.C16:Sheet1.D16</svg:desc>
                </draw:g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B17:Sheet1.B17</svg:desc>
                </draw:g>
              </table:table-cell>
              <table:table-cell office:value-type="float" office:value="32.67">
                <text:p>32.67</text:p>
                <draw:g>
                  <svg:desc>Sheet1.C17:Sheet1.D17</svg:desc>
                </draw:g>
              </table:table-cell>
              <table:table-cell office:value-type="float" office:value="43.22">
                <text:p>43.22</text:p>
              </table:table-cell>
            </table:table-row>
            <table:table-row>
              <table:table-cell office:value-type="string">
                <text:p>Momentum</text:p>
                <draw:g>
                  <svg:desc>Sheet1.B18:Sheet1.B18</svg:desc>
                </draw:g>
              </table:table-cell>
              <table:table-cell office:value-type="float" office:value="32.67">
                <text:p>32.67</text:p>
                <draw:g>
                  <svg:desc>Sheet1.C18:Sheet1.D18</svg:desc>
                </draw:g>
              </table:table-cell>
              <table:table-cell office:value-type="float" office:value="43.22">
                <text:p>43.22</text:p>
              </table:table-cell>
            </table:table-row>
            <table:table-row>
              <table:table-cell office:value-type="string">
                <text:p>Morning</text:p>
                <draw:g>
                  <svg:desc>Sheet1.B19:Sheet1.B19</svg:desc>
                </draw:g>
              </table:table-cell>
              <table:table-cell office:value-type="float" office:value="32.67">
                <text:p>32.67</text:p>
                <draw:g>
                  <svg:desc>Sheet1.C19:Sheet1.D19</svg:desc>
                </draw:g>
              </table:table-cell>
              <table:table-cell office:value-type="float" office:value="43.22">
                <text:p>43.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8.999cm" xlink:href=".." xlink:type="simple" chart:class="chart:bar" chart:style-name="ch1">
        <chart:title svg:x="7.365cm" svg:y="0.315cm" chart:style-name="ch2">
          <text:p>Static</text:p>
        </chart:title>
        <chart:legend chart:legend-position="end" svg:x="13.163cm" svg:y="4.187cm" style:legend-expansion="high" chart:style-name="ch3"/>
        <chart:plot-area chart:style-name="ch4" table:cell-range-address="Sheet1.B17:Sheet1.B19 Sheet1.E16:Sheet1.E19" chart:data-source-has-labels="both" svg:x="0.769cm" svg:y="1.631cm" svg:width="11.756cm" svg:height="6.769cm">
          <chartooo:coordinate-region svg:x="2.184cm" svg:y="1.844cm" svg:width="10.341cm" svg:height="5.883cm"/>
          <chart:axis chart:dimension="x" chart:name="primary-x" chart:style-name="ch5" chartooo:axis-type="auto">
            <chartooo:date-scale/>
            <chart:categories table:cell-range-address="Sheet1.B17:Sheet1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17:Sheet1.E19" chart:label-cell-address="Sheet1.E16:Sheet1.E1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ad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B17:Sheet1.B19</svg:desc>
                </draw:g>
              </table:table-cell>
              <table:table-cell office:value-type="float" office:value="0.3481">
                <text:p>0.3481</text:p>
                <draw:g>
                  <svg:desc>Sheet1.E17:Sheet1.E19</svg:desc>
                </draw:g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3481">
                <text:p>0.3481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3481">
                <text:p>0.34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1cm" svg:height="8.999cm" xlink:href=".." xlink:type="simple" chart:class="chart:bar" chart:style-name="ch1">
        <chart:title svg:x="7.364cm" svg:y="0.315cm" chart:style-name="ch2">
          <text:p>Static</text:p>
        </chart:title>
        <chart:legend chart:legend-position="end" svg:x="13.136cm" svg:y="4.187cm" style:legend-expansion="high" chart:style-name="ch3"/>
        <chart:plot-area chart:style-name="ch4" table:cell-range-address="Sheet1.B17:Sheet1.B19 Sheet1.F16:Sheet1.F19" chart:data-source-has-labels="both" svg:x="0.769cm" svg:y="1.631cm" svg:width="11.729cm" svg:height="6.769cm">
          <chartooo:coordinate-region svg:x="1.39cm" svg:y="1.843cm" svg:width="11.108cm" svg:height="5.884cm"/>
          <chart:axis chart:dimension="x" chart:name="primary-x" chart:style-name="ch5" chartooo:axis-type="auto">
            <chartooo:date-scale/>
            <chart:categories table:cell-range-address="Sheet1.B17:Sheet1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17:Sheet1.F19" chart:label-cell-address="Sheet1.F16:Sheet1.F1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B17:Sheet1.B19</svg:desc>
                </draw:g>
              </table:table-cell>
              <table:table-cell office:value-type="float" office:value="79">
                <text:p>79</text:p>
                <draw:g>
                  <svg:desc>Sheet1.F17:Sheet1.F19</svg:desc>
                </draw:g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